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e5213"/>
    </style:style>
    <style:style style:name="P11" style:family="paragraph" style:parent-style-name="Standard">
      <style:text-properties style:text-underline-style="none" fo:font-weight="bold" officeooo:rsid="002365c6" officeooo:paragraph-rsid="002e5213" style:font-weight-asian="bold" style:font-weight-complex="bold"/>
    </style:style>
    <style:style style:name="P12" style:family="paragraph" style:parent-style-name="Standard">
      <style:text-properties style:text-underline-style="none" fo:font-weight="bold" officeooo:rsid="0024e3ab" officeooo:paragraph-rsid="002e5213" style:font-weight-asian="bold" style:font-weight-complex="bold"/>
    </style:style>
    <style:style style:name="P13" style:family="paragraph" style:parent-style-name="Standard">
      <style:text-properties style:text-underline-style="none" fo:font-weight="bold" officeooo:rsid="00280c79" officeooo:paragraph-rsid="002e5213" style:font-weight-asian="bold" style:font-weight-complex="bold"/>
    </style:style>
    <style:style style:name="P14" style:family="paragraph" style:parent-style-name="Standard">
      <style:text-properties style:text-underline-style="none" officeooo:rsid="00238c15" officeooo:paragraph-rsid="002e5213"/>
    </style:style>
    <style:style style:name="P15" style:family="paragraph" style:parent-style-name="Standard">
      <style:text-properties style:text-underline-style="none" officeooo:rsid="0024e3ab" officeooo:paragraph-rsid="002e5213"/>
    </style:style>
    <style:style style:name="P16" style:family="paragraph" style:parent-style-name="Standard">
      <style:text-properties style:text-underline-style="none" officeooo:rsid="00280c79" officeooo:paragraph-rsid="002e5213"/>
    </style:style>
    <style:style style:name="P17" style:family="paragraph" style:parent-style-name="Standard">
      <style:text-properties style:text-underline-style="none" officeooo:rsid="0029a4d0" officeooo:paragraph-rsid="002365c6"/>
    </style:style>
    <style:style style:name="P18"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19"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P20"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21"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23"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24" style:family="paragraph" style:parent-style-name="Standard">
      <style:text-properties officeooo:rsid="001430d3" officeooo:paragraph-rsid="00158cb7"/>
    </style:style>
    <style:style style:name="P25" style:family="paragraph" style:parent-style-name="Standard">
      <style:text-properties style:text-underline-style="none" fo:font-weight="normal" officeooo:rsid="0030761b" officeooo:paragraph-rsid="0030761b" style:font-weight-asian="normal" style:font-weight-complex="normal"/>
    </style:style>
    <style:style style:name="P26" style:family="paragraph" style:parent-style-name="Standard">
      <style:text-properties style:text-underline-style="none" fo:font-weight="normal" officeooo:rsid="003109d9" officeooo:paragraph-rsid="003109d9" style:font-weight-asian="normal" style:font-weight-complex="normal"/>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style:style style:name="T11" style:family="text">
      <style:text-properties officeooo:rsid="0030a8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esumen de la 3º clase “Herramientas y temáticas <text:span text:style-name="T1">actuales </text:span>de Data Warehouses y OLAP”.</text:p>
      <text:p text:style-name="P18"/>
      <text:p text:style-name="P18"><text:span text:style-name="T10">Diseño general</text:span> del DW</text:p>
      <text:p text:style-name="P11">Especificación de los requerimientos:</text:p>
      <text:p text:style-name="P10">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0"/>
      <text:p text:style-name="P11">Diseño conceptual:</text:p>
      <text:p text:style-name="P10">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0"><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4">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4"/>
      <text:p text:style-name="P12">Diseño lógico:</text:p>
      <text:p text:style-name="P15">Consiste en la transformación del esquema conceptual en un esquema lógico; y segundo, la especificación de los procesos ETL, teniendo en cuenta las asignaciones y las transformaciones de la fase anterior.</text:p>
      <text:p text:style-name="P15">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5"/>
      <text:p text:style-name="P13">Diseño físico:</text:p>
      <text:p text:style-name="P16">Debemos considerar dos aspectos : la implementación tanto de los esquema del DW, como de los procesos ETL. Durante la fase de diseño físico, el esquema lógico se convierte en una estructura de base de datos física.</text:p>
      <text:p text:style-name="P22">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20"/>
      <text:p text:style-name="P23">El modelo MultiDim:</text:p>
      <text:p text:style-name="P21">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text:soft-page-break/>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17"/>
      <text:p text:style-name="P19">Almacenes de datos difusos</text:p>
      <text:p text:style-name="P25">Zadeh desarrolló en la teoría de conjuntos difusos un medio para representa<text:span text:style-name="T11">r</text:span> el lenguaje natural <text:span text:style-name="T11">matemáticamente. Él</text:span> define una variable lingüística que tiene palabras o frases como sus valores. Los valores de la variable lingüística, llamados términos lingüísticos, se proyectan sobre un <text:soft-page-break/>universo de<text:span text:style-name="T11">l</text:span> discurso. Conjuntos borrosos se utilizan para definir el grado de pertenencia con la que un valor podría pertenecer a un término lingüístico. Zadeh define una variable lingüística como sigue.</text:p>
      <text:p text:style-name="P25"/>
      <text:p text:style-name="P26">Los miembros del TA se clasifican sobre un conjunto (S) que está representado por una variable lingüístic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09T18:03:45.260015232</dc:date>
    <meta:editing-duration>PT3H30M39S</meta:editing-duration>
    <meta:editing-cycles>27</meta:editing-cycles>
    <meta:generator>LibreOffice/4.1.3.2$Linux_X86_64 LibreOffice_project/410m0$Build-2</meta:generator>
    <meta:document-statistic meta:table-count="0" meta:image-count="0" meta:object-count="0" meta:page-count="3" meta:paragraph-count="34" meta:word-count="1259" meta:character-count="8079" meta:non-whitespace-character-count="6848"/>
  </office:meta>
</office:document-meta>
</file>